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7" table:default-cell-style-name="ce33"/>
        <table:table-column table:style-name="co4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 table:number-columns-repeated="1010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1]/60)" office:value-type="float" office:value="17.5" calcext:value-type="float">
            <text:p>17.5</text:p>
          </table:table-cell>
          <table:table-cell table:style-name="ce41" table:formula="of:=SUM([.F21]/60)" office:value-type="float" office:value="96.25" calcext:value-type="float">
            <text:p>96.25</text:p>
          </table:table-cell>
          <table:table-cell table:style-name="ce41" table:formula="of:=SUM([.G21]/60)" office:value-type="float" office:value="175" calcext:value-type="float">
            <text:p>175</text:p>
          </table:table-cell>
          <table:table-cell table:style-name="ce45" table:formula="of:=SUM([.H21]*[.J21])" office:value-type="float" office:value="1050" calcext:value-type="float">
            <text:p>1050</text:p>
          </table:table-cell>
          <table:table-cell table:style-name="ce45" table:formula="of:=SUM(([.E21]+[.G21])/2)" office:value-type="float" office:value="5775" calcext:value-type="float">
            <text:p>5775</text:p>
          </table:table-cell>
          <table:table-cell table:style-name="ce45" table:formula="of:=SUM([.H21]*[.K21])" office:value-type="float" office:value="10500" calcext:value-type="float">
            <text:p>10500</text:p>
          </table:table-cell>
          <table:table-cell table:style-name="ce45" table:formula="of:=SUM([.N3]/[.I21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2]/60)" office:value-type="float" office:value="218.75" calcext:value-type="float">
            <text:p>218.75</text:p>
          </table:table-cell>
          <table:table-cell table:style-name="ce42" table:formula="of:=SUM([.F22]/60)" office:value-type="float" office:value="437.5" calcext:value-type="float">
            <text:p>437.5</text:p>
          </table:table-cell>
          <table:table-cell table:style-name="ce42" table:formula="of:=SUM([.G22]/60)" office:value-type="float" office:value="656.25" calcext:value-type="float">
            <text:p>656.25</text:p>
          </table:table-cell>
          <table:table-cell table:style-name="ce46" table:formula="of:=SUM([.H22]*[.J22])" office:value-type="float" office:value="13125" calcext:value-type="float">
            <text:p>13125</text:p>
          </table:table-cell>
          <table:table-cell table:style-name="ce46" table:formula="of:=SUM(([.E22]+[.G22])/2)" office:value-type="float" office:value="26250" calcext:value-type="float">
            <text:p>26250</text:p>
          </table:table-cell>
          <table:table-cell table:style-name="ce46" table:formula="of:=SUM([.H22]*[.K22])" office:value-type="float" office:value="39375" calcext:value-type="float">
            <text:p>39375</text:p>
          </table:table-cell>
          <table:table-cell table:style-name="ce46" table:formula="of:=SUM([.N3]/[.I22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table:formula="of:=SUM([.J22]*3)" office:value-type="float" office:value="300" calcext:value-type="float">
            <text:p>300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3]/60)" office:value-type="float" office:value="21.875" calcext:value-type="float">
            <text:p>21.875</text:p>
          </table:table-cell>
          <table:table-cell table:style-name="ce41" table:formula="of:=SUM([.F23]/60)" office:value-type="float" office:value="43.75" calcext:value-type="float">
            <text:p>43.75</text:p>
          </table:table-cell>
          <table:table-cell table:style-name="ce41" table:formula="of:=SUM([.G23]/60)" office:value-type="float" office:value="65.625" calcext:value-type="float">
            <text:p>65.625</text:p>
          </table:table-cell>
          <table:table-cell table:style-name="ce45" table:formula="of:=SUM([.H23]*[.J23])" office:value-type="float" office:value="1312.5" calcext:value-type="float">
            <text:p>1312.5</text:p>
          </table:table-cell>
          <table:table-cell table:style-name="ce45" table:formula="of:=SUM(([.E23]+[.G23])/2)" office:value-type="float" office:value="2625" calcext:value-type="float">
            <text:p>2625</text:p>
          </table:table-cell>
          <table:table-cell table:style-name="ce45" table:formula="of:=SUM([.H23]*[.K23])" office:value-type="float" office:value="3937.5" calcext:value-type="float">
            <text:p>3937.5</text:p>
          </table:table-cell>
          <table:table-cell table:style-name="ce45" table:formula="of:=SUM([.N3]/[.I23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J23]*3)" office:value-type="float" office:value="30" calcext:value-type="float">
            <text:p>3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4]/60)" office:value-type="float" office:value="20.4166666666667" calcext:value-type="float">
            <text:p>20.4166666666667</text:p>
          </table:table-cell>
          <table:table-cell table:style-name="ce42" table:formula="of:=SUM([.F24]/60)" office:value-type="float" office:value="40.8333333333333" calcext:value-type="float">
            <text:p>40.8333333333333</text:p>
          </table:table-cell>
          <table:table-cell table:style-name="ce42" table:formula="of:=SUM([.G24]/60)" office:value-type="float" office:value="61.25" calcext:value-type="float">
            <text:p>61.25</text:p>
          </table:table-cell>
          <table:table-cell table:style-name="ce46" table:formula="of:=SUM([.H24]*[.J24])" office:value-type="float" office:value="1225" calcext:value-type="float">
            <text:p>1225</text:p>
          </table:table-cell>
          <table:table-cell table:style-name="ce46" table:formula="of:=SUM(([.E24]+[.G24])/2)" office:value-type="float" office:value="2450" calcext:value-type="float">
            <text:p>2450</text:p>
          </table:table-cell>
          <table:table-cell table:style-name="ce46" table:formula="of:=SUM([.H24]*[.K24])" office:value-type="float" office:value="3675" calcext:value-type="float">
            <text:p>3675</text:p>
          </table:table-cell>
          <table:table-cell table:style-name="ce46" table:formula="of:=SUM([.N3]/[.I24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formula="of:=SUM([.J24]*3)" office:value-type="float" office:value="21" calcext:value-type="float">
            <text:p>21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5]/60)" office:value-type="float" office:value="64.8148148148148" calcext:value-type="float">
            <text:p>64.8148148148148</text:p>
          </table:table-cell>
          <table:table-cell table:style-name="ce41" table:formula="of:=SUM([.F25]/60)" office:value-type="float" office:value="129.62962962963" calcext:value-type="float">
            <text:p>129.62962962963</text:p>
          </table:table-cell>
          <table:table-cell table:style-name="ce41" table:formula="of:=SUM([.G25]/60)" office:value-type="float" office:value="194.444444444444" calcext:value-type="float">
            <text:p>194.444444444444</text:p>
          </table:table-cell>
          <table:table-cell table:style-name="ce45" table:formula="of:=SUM([.H25]*[.J25])" office:value-type="float" office:value="3888.88888888889" calcext:value-type="float">
            <text:p>3888.88888888889</text:p>
          </table:table-cell>
          <table:table-cell table:style-name="ce45" table:formula="of:=SUM(([.E25]+[.G25])/2)" office:value-type="float" office:value="7777.77777777778" calcext:value-type="float">
            <text:p>7777.77777777778</text:p>
          </table:table-cell>
          <table:table-cell table:style-name="ce45" table:formula="of:=SUM([.H25]*[.K25])" office:value-type="float" office:value="11666.6666666667" calcext:value-type="float">
            <text:p>11666.6666666667</text:p>
          </table:table-cell>
          <table:table-cell table:style-name="ce45" table:formula="of:=SUM([.N3]/[.I25])" office:value-type="float" office:value="77.7777777777778" calcext:value-type="float">
            <text:p>77.7777777777778</text:p>
          </table:table-cell>
          <table:table-cell table:style-name="ce45" office:value-type="float" office:value="27" calcext:value-type="float">
            <text:p>27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SUM([.J25]*3)" office:value-type="float" office:value="150" calcext:value-type="float">
            <text:p>150</text:p>
          </table:table-cell>
          <table:table-cell table:style-name="ce46" table:number-columns-repeated="1013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6]/60)" office:value-type="float" office:value="78.75" calcext:value-type="float">
            <text:p>78.75</text:p>
          </table:table-cell>
          <table:table-cell table:style-name="ce42" table:formula="of:=SUM([.F26]/60)" office:value-type="float" office:value="157.5" calcext:value-type="float">
            <text:p>157.5</text:p>
          </table:table-cell>
          <table:table-cell table:style-name="ce42" table:formula="of:=SUM([.G26]/60)" office:value-type="float" office:value="236.25" calcext:value-type="float">
            <text:p>236.25</text:p>
          </table:table-cell>
          <table:table-cell table:style-name="ce46" table:formula="of:=SUM([.H26]*[.J26])" office:value-type="float" office:value="4725" calcext:value-type="float">
            <text:p>4725</text:p>
          </table:table-cell>
          <table:table-cell table:style-name="ce46" table:formula="of:=SUM(([.E26]+[.G26])/2)" office:value-type="float" office:value="9450" calcext:value-type="float">
            <text:p>9450</text:p>
          </table:table-cell>
          <table:table-cell table:style-name="ce46" table:formula="of:=SUM([.H26]*[.K26])" office:value-type="float" office:value="14175" calcext:value-type="float">
            <text:p>14175</text:p>
          </table:table-cell>
          <table:table-cell table:style-name="ce46" table:formula="of:=SUM([.N3]/[.I26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SUM([.J26]*3)" office:value-type="float" office:value="27" calcext:value-type="float">
            <text:p>27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27]/60)" office:value-type="float" office:value="134.615384615385" calcext:value-type="float">
            <text:p>134.615384615385</text:p>
          </table:table-cell>
          <table:table-cell table:style-name="ce41" table:formula="of:=SUM([.F27]/60)" office:value-type="float" office:value="269.230769230769" calcext:value-type="float">
            <text:p>269.230769230769</text:p>
          </table:table-cell>
          <table:table-cell table:style-name="ce41" table:formula="of:=SUM([.G27]/60)" office:value-type="float" office:value="403.846153846154" calcext:value-type="float">
            <text:p>403.846153846154</text:p>
          </table:table-cell>
          <table:table-cell table:style-name="ce45" table:formula="of:=SUM([.H27]*[.J27])" office:value-type="float" office:value="8076.92307692308" calcext:value-type="float">
            <text:p>8076.92307692308</text:p>
          </table:table-cell>
          <table:table-cell table:style-name="ce45" table:formula="of:=SUM(([.E27]+[.G27])/2)" office:value-type="float" office:value="16153.8461538462" calcext:value-type="float">
            <text:p>16153.8461538462</text:p>
          </table:table-cell>
          <table:table-cell table:style-name="ce45" table:formula="of:=SUM([.H27]*[.K27])" office:value-type="float" office:value="24230.7692307692" calcext:value-type="float">
            <text:p>24230.7692307692</text:p>
          </table:table-cell>
          <table:table-cell table:style-name="ce45" table:formula="of:=SUM([.N3]/[.I27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table:formula="of:=SUM([.J27]*3)" office:value-type="float" office:value="600" calcext:value-type="float">
            <text:p>60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28]/60)" office:value-type="float" office:value="280" calcext:value-type="float">
            <text:p>280</text:p>
          </table:table-cell>
          <table:table-cell table:style-name="ce42" table:formula="of:=SUM([.F28]/60)" office:value-type="float" office:value="560" calcext:value-type="float">
            <text:p>560</text:p>
          </table:table-cell>
          <table:table-cell table:style-name="ce42" table:formula="of:=SUM([.G28]/60)" office:value-type="float" office:value="840" calcext:value-type="float">
            <text:p>840</text:p>
          </table:table-cell>
          <table:table-cell table:style-name="ce46" table:formula="of:=SUM([.H28]*[.J28])" office:value-type="float" office:value="16800" calcext:value-type="float">
            <text:p>16800</text:p>
          </table:table-cell>
          <table:table-cell table:style-name="ce46" table:formula="of:=SUM(([.E28]+[.G28])/2)" office:value-type="float" office:value="33600" calcext:value-type="float">
            <text:p>33600</text:p>
          </table:table-cell>
          <table:table-cell table:style-name="ce46" table:formula="of:=SUM([.H28]*[.K28])" office:value-type="float" office:value="50400" calcext:value-type="float">
            <text:p>50400</text:p>
          </table:table-cell>
          <table:table-cell table:style-name="ce46" table:formula="of:=SUM([.N3]/[.I28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table:formula="of:=SUM([.J28]*3)" office:value-type="float" office:value="600" calcext:value-type="float">
            <text:p>600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29]/60)" office:value-type="float" office:value="198.333333333333" calcext:value-type="float">
            <text:p>198.333333333333</text:p>
          </table:table-cell>
          <table:table-cell table:style-name="ce41" table:formula="of:=SUM([.F29]/60)" office:value-type="float" office:value="396.666666666667" calcext:value-type="float">
            <text:p>396.666666666667</text:p>
          </table:table-cell>
          <table:table-cell table:style-name="ce41" table:formula="of:=SUM([.G29]/60)" office:value-type="float" office:value="595" calcext:value-type="float">
            <text:p>595</text:p>
          </table:table-cell>
          <table:table-cell table:style-name="ce45" table:formula="of:=SUM([.H29]*[.J29])" office:value-type="float" office:value="11900" calcext:value-type="float">
            <text:p>11900</text:p>
          </table:table-cell>
          <table:table-cell table:style-name="ce45" table:formula="of:=SUM(([.E29]+[.G29])/2)" office:value-type="float" office:value="23800" calcext:value-type="float">
            <text:p>23800</text:p>
          </table:table-cell>
          <table:table-cell table:style-name="ce45" table:formula="of:=SUM([.H29]*[.K29])" office:value-type="float" office:value="35700" calcext:value-type="float">
            <text:p>35700</text:p>
          </table:table-cell>
          <table:table-cell table:style-name="ce45" table:formula="of:=SUM([.N3]/[.I29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formula="of:=SUM([.J29]*3)" office:value-type="float" office:value="51" calcext:value-type="float">
            <text:p>51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3"/>
          <table:table-cell table:style-name="ce46"/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9" table:number-columns-repeated="2"/>
          <table:table-cell table:number-columns-repeated="6"/>
          <table:table-cell table:style-name="ce38" office:value-type="string" calcext:value-type="string">
            <text:p>Chainsaw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35"/>
          <table:table-cell table:style-name="ce43" table:number-columns-repeated="2"/>
          <table:table-cell table:style-name="ce35"/>
          <table:table-cell table:style-name="ce43" table:number-columns-repeated="2"/>
          <table:table-cell table:style-name="ce35"/>
          <table:table-cell table:style-name="ce43"/>
          <table:table-cell table:style-name="ce35"/>
          <table:table-cell table:style-name="ce39"/>
          <table:table-cell/>
          <table:table-cell table:style-name="ce38" office:value-type="string" calcext:value-type="string">
            <text:p>Berserk Fist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Fist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Pistol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Shotgun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Chaingun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SSG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Rocket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Plasma Gun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8"/>
          <table:table-cell table:style-name="ce38" office:value-type="string" calcext:value-type="string">
            <text:p>BFG 9000</text:p>
          </table:table-cell>
          <table:table-cell table:style-name="ce38" office:value-type="float" office:value="2900" calcext:value-type="float">
            <text:p>290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ies" table:style-name="ta1">
        <table:table-column table:style-name="co4" table:default-cell-style-name="ce44"/>
        <table:table-column table:style-name="co4" table:number-columns-repeated="3" table:default-cell-style-name="ce38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</table:table-row>
        <table:table-row table:style-name="ro2">
          <table:table-cell table:style-name="ce35"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style-name="ce33"/>
          <table:table-cell table:style-name="ce44" table:number-columns-repeated="3"/>
        </table:table-row>
        <table:table-row table:style-name="ro2">
          <table:table-cell table:style-name="ce33" table:number-columns-repeated="4"/>
        </table:table-row>
      </table:table>
      <table:table table:name="Graphs" table:style-name="ta1">
        <table:shapes>
          <draw:frame draw:z-index="0" draw:style-name="gr1" draw:text-style-name="P1" svg:width="639.98pt" svg:height="410.34pt" svg:x="61.68pt" svg:y="178.44pt">
            <draw:object draw:notify-on-update-of-ranges="Weapons.A21:Weapons.A29 Weapons.E20:Weapons.E20 Weapons.E21:Weapons.E29 Weapons.F20:Weapons.F20 Weapons.F21:Weapons.F29 Weapons.G20:Weapons.G20 Weapons.G21:Weapons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9.18pt" svg:height="408.02pt" svg:x="767.23pt" svg:y="178.5pt">
            <draw:object draw:notify-on-update-of-ranges="Weapons.A5:Weapons.A13 Weapons.E4:Weapons.E4 Weapons.E5:Weapons.E13 Weapons.F4:Weapons.F4 Weapons.F5:Weapons.F13 Weapons.G4:Weapons.G4 Weapons.G5:Weapons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2:55:10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09T13:02:10.204000000</dc:date>
    <meta:editing-duration>PT1H22M7S</meta:editing-duration>
    <meta:editing-cycles>53</meta:editing-cycles>
    <meta:generator>LibreOffice/6.2.0.3$Windows_X86_64 LibreOffice_project/98c6a8a1c6c7b144ce3cc729e34964b47ce25d62</meta:generator>
    <meta:document-statistic meta:table-count="3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8cm" svg:height="14.477cm" xlink:href=".." xlink:type="simple" chart:class="chart:line" chart:style-name="ch1">
        <chart:title svg:x="8.044cm" svg:y="0.425cm" chart:style-name="ch2">
          <text:p>DPM for Rebalanced Weeapons</text:p>
        </chart:title>
        <chart:legend chart:legend-position="end" svg:x="19.699cm" svg:y="6.441cm" style:legend-expansion="high" chart:style-name="ch3"/>
        <chart:plot-area chart:style-name="ch4" table:cell-range-address="Weapons.A21:Weapons.A29 Weapons.E20:Weapons.G29" chart:data-source-has-labels="both" svg:x="0.451cm" svg:y="1.493cm" svg:width="18.797cm" svg:height="12.695cm">
          <chartooo:coordinate-region svg:x="1.628cm" svg:y="1.692cm" svg:width="16.666cm" svg:height="11.849cm"/>
          <chart:axis chart:dimension="x" chart:name="primary-x" chart:style-name="ch5" chartooo:axis-type="auto">
            <chartooo:date-scale/>
            <chart:categories table:cell-range-address="Weapons.A21:Weapons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eapons.E21:Weapons.E29" chart:label-cell-address="Weapons.E20:Weapons.E20" chart:class="chart:line">
            <chart:data-point chart:repeated="9"/>
          </chart:series>
          <chart:series chart:style-name="ch9" chart:values-cell-range-address="Weapons.F21:Weapons.F29" chart:label-cell-address="Weapons.F20:Weapons.F20" chart:class="chart:line">
            <chart:data-point chart:repeated="9"/>
          </chart:series>
          <chart:series chart:style-name="ch10" chart:values-cell-range-address="Weapons.G21:Weapons.G29" chart:label-cell-address="Weapons.G20:Weapons.G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M</text:p>
                <draw:g>
                  <svg:desc>Weapons.E20:Weapons.E20</svg:desc>
                </draw:g>
              </table:table-cell>
              <table:table-cell office:value-type="string">
                <text:p>Avg DPM</text:p>
                <draw:g>
                  <svg:desc>Weapons.F20:Weapons.F20</svg:desc>
                </draw:g>
              </table:table-cell>
              <table:table-cell office:value-type="string">
                <text:p>Max DPM</text:p>
                <draw:g>
                  <svg:desc>Weapons.G20:Weapons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1:Weapons.A29</svg:desc>
                </draw:g>
              </table:table-cell>
              <table:table-cell office:value-type="float" office:value="1050">
                <text:p>1050</text:p>
                <draw:g>
                  <svg:desc>Weapons.E21:Weapons.E29</svg:desc>
                </draw:g>
              </table:table-cell>
              <table:table-cell office:value-type="float" office:value="5775">
                <text:p>5775</text:p>
                <draw:g>
                  <svg:desc>Weapons.F21:Weapons.F29</svg:desc>
                </draw:g>
              </table:table-cell>
              <table:table-cell office:value-type="float" office:value="10500">
                <text:p>10500</text:p>
                <draw:g>
                  <svg:desc>Weapons.G21:Weapons.G29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3125">
                <text:p>13125</text:p>
              </table:table-cell>
              <table:table-cell office:value-type="float" office:value="26250">
                <text:p>26250</text:p>
              </table:table-cell>
              <table:table-cell office:value-type="float" office:value="39375">
                <text:p>3937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1312.5">
                <text:p>1312.5</text:p>
              </table:table-cell>
              <table:table-cell office:value-type="float" office:value="2625">
                <text:p>2625</text:p>
              </table:table-cell>
              <table:table-cell office:value-type="float" office:value="3937.5">
                <text:p>3937.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25">
                <text:p>1225</text:p>
              </table:table-cell>
              <table:table-cell office:value-type="float" office:value="2450">
                <text:p>245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888.88888888889">
                <text:p>3888.88888888889</text:p>
              </table:table-cell>
              <table:table-cell office:value-type="float" office:value="7777.77777777778">
                <text:p>7777.77777777778</text:p>
              </table:table-cell>
              <table:table-cell office:value-type="float" office:value="11666.6666666667">
                <text:p>11666.6666666667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725">
                <text:p>4725</text:p>
              </table:table-cell>
              <table:table-cell office:value-type="float" office:value="9450">
                <text:p>9450</text:p>
              </table:table-cell>
              <table:table-cell office:value-type="float" office:value="14175">
                <text:p>1417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8076.92307692308">
                <text:p>8076.92307692308</text:p>
              </table:table-cell>
              <table:table-cell office:value-type="float" office:value="16153.8461538462">
                <text:p>16153.8461538462</text:p>
              </table:table-cell>
              <table:table-cell office:value-type="float" office:value="24230.7692307692">
                <text:p>24230.7692307692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6800">
                <text:p>16800</text:p>
              </table:table-cell>
              <table:table-cell office:value-type="float" office:value="33600">
                <text:p>33600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1900">
                <text:p>11900</text:p>
              </table:table-cell>
              <table:table-cell office:value-type="float" office:value="23800">
                <text:p>23800</text:p>
              </table:table-cell>
              <table:table-cell office:value-type="float" office:value="35700">
                <text:p>35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5cm" svg:height="14.395cm" xlink:href=".." xlink:type="simple" chart:class="chart:line" chart:style-name="ch1">
        <chart:title svg:x="8.652cm" svg:y="0.423cm" chart:style-name="ch2">
          <text:p>DPM for Vanilla Weapons</text:p>
        </chart:title>
        <chart:legend chart:legend-position="end" svg:x="19.671cm" svg:y="6.4cm" style:legend-expansion="high" chart:style-name="ch3"/>
        <chart:plot-area chart:style-name="ch4" table:cell-range-address="Weapons.A5:Weapons.A13 Weapons.E4:Weapons.G13" chart:data-source-has-labels="both" svg:x="0.451cm" svg:y="1.489cm" svg:width="18.769cm" svg:height="12.619cm">
          <chartooo:coordinate-region svg:x="1.628cm" svg:y="1.688cm" svg:width="16.638cm" svg:height="11.773cm"/>
          <chart:axis chart:dimension="x" chart:name="primary-x" chart:style-name="ch5" chartooo:axis-type="auto">
            <chartooo:date-scale/>
            <chart:categories table:cell-range-address="Weapons.A5:Weapons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eapons.E5:Weapons.E13" chart:label-cell-address="Weapons.E4:Weapons.E4" chart:class="chart:line">
            <chart:data-point chart:repeated="9"/>
          </chart:series>
          <chart:series chart:style-name="ch9" chart:values-cell-range-address="Weapons.F5:Weapons.F13" chart:label-cell-address="Weapons.F4:Weapons.F4" chart:class="chart:line">
            <chart:data-point chart:repeated="9"/>
          </chart:series>
          <chart:series chart:style-name="ch10" chart:values-cell-range-address="Weapons.G5:Weapons.G13" chart:label-cell-address="Weapons.G4:Weapons.G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M</text:p>
                <draw:g>
                  <svg:desc>Weapons.E4:Weapons.E4</svg:desc>
                </draw:g>
              </table:table-cell>
              <table:table-cell office:value-type="string">
                <text:p>Avg DPM</text:p>
                <draw:g>
                  <svg:desc>Weapons.F4:Weapons.F4</svg:desc>
                </draw:g>
              </table:table-cell>
              <table:table-cell office:value-type="string">
                <text:p>Max DPM</text:p>
                <draw:g>
                  <svg:desc>Weapons.G4:Weapons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050">
                <text:p>1050</text:p>
                <draw:g>
                  <svg:desc>Weapons.E5:Weapons.E13</svg:desc>
                </draw:g>
              </table:table-cell>
              <table:table-cell office:value-type="float" office:value="5775">
                <text:p>5775</text:p>
                <draw:g>
                  <svg:desc>Weapons.F5:Weapons.F13</svg:desc>
                </draw:g>
              </table:table-cell>
              <table:table-cell office:value-type="float" office:value="10500">
                <text:p>10500</text:p>
                <draw:g>
                  <svg:desc>Weapons.G5:Weapons.G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470.58823529412">
                <text:p>2470.58823529412</text:p>
              </table:table-cell>
              <table:table-cell office:value-type="float" office:value="13588.2352941176">
                <text:p>13588.2352941176</text:p>
              </table:table-cell>
              <table:table-cell office:value-type="float" office:value="24705.8823529412">
                <text:p>24705.8823529412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47.058823529412">
                <text:p>247.058823529412</text:p>
              </table:table-cell>
              <table:table-cell office:value-type="float" office:value="1358.82352941176">
                <text:p>1358.82352941176</text:p>
              </table:table-cell>
              <table:table-cell office:value-type="float" office:value="2470.58823529412">
                <text:p>2470.5882352941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750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1986.48648648649">
                <text:p>1986.48648648649</text:p>
              </table:table-cell>
              <table:table-cell office:value-type="float" office:value="3972.97297297297">
                <text:p>3972.97297297297</text:p>
              </table:table-cell>
              <table:table-cell office:value-type="float" office:value="5959.45945945946">
                <text:p>5959.45945945946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2625">
                <text:p>2625</text:p>
              </table:table-cell>
              <table:table-cell office:value-type="float" office:value="5250">
                <text:p>525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3868.42105263158">
                <text:p>3868.42105263158</text:p>
              </table:table-cell>
              <table:table-cell office:value-type="float" office:value="7736.84210526316">
                <text:p>7736.84210526316</text:p>
              </table:table-cell>
              <table:table-cell office:value-type="float" office:value="11605.2631578947">
                <text:p>11605.2631578947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5540">
                <text:p>15540</text:p>
              </table:table-cell>
              <table:table-cell office:value-type="float" office:value="22890">
                <text:p>22890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3500">
                <text:p>3500</text:p>
              </table:table-cell>
              <table:table-cell office:value-type="float" office:value="15750">
                <text:p>15750</text:p>
              </table:table-cell>
              <table:table-cell office:value-type="float" office:value="28000">
                <text:p>2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